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59d27"/>
    </style:style>
    <style:style style:name="P3" style:family="paragraph" style:parent-style-name="Standard">
      <style:paragraph-properties fo:margin-left="3.052in">
        <style:tab-stops>
          <style:tab-stop style:position="3.2484in"/>
        </style:tab-stops>
      </style:paragraph-properties>
      <style:text-properties style:text-underline-style="none"/>
    </style:style>
    <style:style style:name="P4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style:text-underline-style="none"/>
    </style:style>
    <style:style style:name="P5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style:text-underline-style="none"/>
    </style:style>
    <style:style style:name="P6" style:family="paragraph" style:parent-style-name="Normal_20__28_Web_29_">
      <style:paragraph-properties fo:margin-top="0in" fo:margin-bottom="0.1945in" style:contextual-spacing="false" fo:text-align="center" style:justify-single-word="false"/>
    </style:style>
    <style:style style:name="P7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8" style:family="paragraph" style:parent-style-name="Normal_20__28_Web_29_">
      <style:paragraph-properties fo:margin-top="0.1945in" fo:margin-bottom="0.1945in" style:contextual-spacing="false" fo:text-align="center" style:justify-single-word="false"/>
      <style:text-properties officeooo:paragraph-rsid="0016c2b8"/>
    </style:style>
    <style:style style:name="P9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000000" loext:opacity="100%" style:font-name="Ubuntu Mono" fo:font-size="8pt" officeooo:rsid="001f1c96" officeooo:paragraph-rsid="001f1c96" fo:background-color="#ffffff" style:font-size-asian="8pt" style:font-size-complex="8pt"/>
    </style:style>
    <style:style style:name="P11" style:family="paragraph" style:parent-style-name="Preformatted_20_Text">
      <style:text-properties fo:color="#000000" loext:opacity="100%" style:font-name="Ubuntu Mono" fo:font-size="8pt" fo:background-color="#ffffff" style:font-size-asian="8pt" style:font-size-complex="8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color="#000000" loext:opacity="100%" style:font-name="Ubuntu Mono" fo:font-size="8pt" fo:background-color="#ffffff" style:font-size-asian="8pt" style:font-size-complex="8pt"/>
    </style:style>
    <style:style style:name="P13" style:family="paragraph" style:parent-style-name="Preformatted_20_Text">
      <style:paragraph-properties fo:margin-top="0in" fo:margin-bottom="0.1965in" style:contextual-spacing="false"/>
      <style:text-properties fo:color="#000000" loext:opacity="100%" style:font-name="Ubuntu Mono" fo:font-size="8pt" fo:background-color="#ffffff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8pt" officeooo:rsid="001f1c96" officeooo:paragraph-rsid="001f1c96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14pt" fo:language="uk" fo:country="UA" style:font-size-asian="14pt"/>
    </style:style>
    <style:style style:name="P17" style:family="paragraph" style:parent-style-name="Standard">
      <style:paragraph-properties fo:margin-left="3.052in" fo:text-align="justify" style:justify-single-word="false">
        <style:tab-stops>
          <style:tab-stop style:position="3.2484in"/>
          <style:tab-stop style:position="3.6252in"/>
        </style:tab-stops>
      </style:paragraph-properties>
      <style:text-properties fo:font-size="14pt" fo:language="uk" fo:country="UA" style:text-underline-style="none" officeooo:rsid="001f1c96" officeooo:paragraph-rsid="001f1c96" style:font-size-asian="14pt" style:font-size-complex="14pt"/>
    </style:style>
    <style:style style:name="P18" style:family="paragraph" style:parent-style-name="Standard">
      <style:paragraph-properties fo:margin-left="3.052in" fo:text-align="justify" style:justify-single-word="false">
        <style:tab-stops>
          <style:tab-stop style:position="3.2484in"/>
        </style:tab-stops>
      </style:paragraph-properties>
      <style:text-properties fo:font-size="14pt" officeooo:rsid="001b72e3" officeooo:paragraph-rsid="001b72e3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reak-before="page" fo:background-color="transparent" style:writing-mode="lr-tb">
        <style:tab-stops/>
      </style:paragraph-properties>
      <style:text-properties fo:font-size="14pt" officeooo:rsid="001f1c96" officeooo:paragraph-rsid="001f1c96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f1c96" officeooo:paragraph-rsid="001f1c96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ackground-color="transparent" style:writing-mode="lr-tb">
        <style:tab-stops/>
      </style:paragraph-properties>
      <style:text-properties fo:font-size="14pt" officeooo:rsid="001f1c96" officeooo:paragraph-rsid="001f1c96" style:font-size-asian="14pt" style:font-size-complex="14pt"/>
    </style:style>
    <style:style style:name="P22" style:family="paragraph" style:parent-style-name="Standard">
      <style:paragraph-properties fo:margin-left="3.052in">
        <style:tab-stops>
          <style:tab-stop style:position="3.2484in"/>
        </style:tab-stops>
      </style:paragraph-properties>
    </style:style>
    <style:style style:name="T1" style:family="text">
      <style:text-properties fo:language="uk" fo:country="UA"/>
    </style:style>
    <style:style style:name="T2" style:family="text">
      <style:text-properties fo:font-size="14pt" fo:language="uk" fo:country="UA" style:font-size-asian="14pt"/>
    </style:style>
    <style:style style:name="T3" style:family="text">
      <style:text-properties fo:font-size="14pt" fo:language="uk" fo:country="UA" style:font-size-asian="14pt" style:font-size-complex="14pt"/>
    </style:style>
    <style:style style:name="T4" style:family="text">
      <style:text-properties fo:font-size="14pt" fo:language="uk" fo:country="UA" officeooo:rsid="00159d27" style:font-size-asian="14pt" style:font-size-complex="14pt"/>
    </style:style>
    <style:style style:name="T5" style:family="text">
      <style:text-properties fo:font-size="14pt" fo:language="uk" fo:country="UA" officeooo:rsid="0015ac6b" style:font-size-asian="14pt" style:font-size-complex="14pt"/>
    </style:style>
    <style:style style:name="T6" style:family="text">
      <style:text-properties fo:font-size="14pt" fo:language="uk" fo:country="UA" officeooo:rsid="001b72e3" style:font-size-asian="14pt" style:font-size-complex="14pt"/>
    </style:style>
    <style:style style:name="T7" style:family="text">
      <style:text-properties fo:font-size="14pt" fo:language="uk" fo:country="UA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8pt" fo:language="uk" fo:country="UA" style:font-size-asian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bold" officeooo:rsid="001f1c96" style:font-size-asian="22pt" style:font-weight-asian="bold" style:font-size-complex="22pt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6864d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16864d" style:font-weight-asian="bold" style:font-weight-complex="bold"/>
    </style:style>
    <style:style style:name="T17" style:family="text">
      <style:text-properties officeooo:rsid="001f1c96"/>
    </style:style>
    <style:style style:name="T18" style:family="text">
      <style:text-properties style:font-name="Times New Roman" fo:font-size="8pt" style:text-underline-style="none" style:font-size-asian="8pt" style:font-size-complex="8pt"/>
    </style:style>
    <style:style style:name="T19" style:family="text">
      <style:text-properties style:font-name="Times New Roman" style:text-underline-style="none"/>
    </style:style>
    <style:style style:name="T20" style:family="text">
      <style:text-properties style:font-name="Times New Roman" style:text-underline-style="none" style:font-size-asian="12.25pt"/>
    </style:style>
    <style:style style:name="T21" style:family="text">
      <style:text-properties fo:color="#98971a" loext:opacity="100%" fo:font-weight="bold"/>
    </style:style>
    <style:style style:name="T22" style:family="text">
      <style:text-properties fo:color="#458588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2"><text:span text:style-name="T2">МІНІСТЕРСТВО ОСВІТИ І НАУКИ УКРАЇНИ</text:span><text:span text:style-name="T2"/></text:p>
      <text:p text:style-name="P7" loext:marker-style-name="T2"><text:span text:style-name="T2">Харківський національний університет імені В.Н. Каразіна</text:span><text:span text:style-name="T2"/></text:p>
      <text:p text:style-name="P8" loext:marker-style-name="T2"><text:span text:style-name="T2">Навчально-науковий інститут комп’ютерних наук та штучного інтелекту</text:span></text:p>
      <text:p text:style-name="P8" loext:marker-style-name="T2"><text:span text:style-name="T2"/></text:p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p text:style-name="P14" loext:marker-style-name="T9"/>
      <text:h text:style-name="Heading_20_1" text:outline-level="1" loext:marker-style-name="T11"><text:span text:style-name="T11">ПРАКТИЧНА РОБОТА №</text:span><text:span text:style-name="T12">2</text:span></text:h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16" loext:marker-style-name="T2"/>
      <text:p text:style-name="P22" loext:marker-style-name="T7"><text:span text:style-name="T3"/></text:p>
      <text:p text:style-name="P22" loext:marker-style-name="T7"><text:span text:style-name="T3"/></text:p>
      <text:p text:style-name="P22" loext:marker-style-name="T7"><text:span text:style-name="T3"/></text:p>
      <text:p text:style-name="P22" loext:marker-style-name="T7"><text:span text:style-name="T3"/></text:p>
      <text:p text:style-name="P22" loext:marker-style-name="T7"><text:span text:style-name="T3"/></text:p>
      <text:p text:style-name="P22" loext:marker-style-name="T7"><text:span text:style-name="T3"/></text:p>
      <text:p text:style-name="P22" loext:marker-style-name="T7"><text:span text:style-name="T3"/></text:p>
      <text:p text:style-name="P3"><text:span text:style-name="T3">Виконав: студент </text:span><text:span text:style-name="T4">2</text:span><text:span text:style-name="T3"> курсу групи </text:span><text:span text:style-name="T4">КС22</text:span></text:p>
      <text:p text:style-name="P4"><text:span text:style-name="T3">Спеціальності 12</text:span><text:span text:style-name="T5">2</text:span><text:span text:style-name="T3"> «Комп’ютерні науки» </text:span></text:p>
      <text:p text:style-name="P17">Скрипняк Тарас Артемович</text:p>
      <text:p text:style-name="P5"><text:span text:style-name="T3">Прийняв: <text:s/></text:span><text:span text:style-name="T6">викладач</text:span></text:p>
      <text:p text:style-name="P18"><text:span text:style-name="T14">О</text:span><text:span text:style-name="T13">лешко О.І.</text:span></text:p>
      <text:p text:style-name="P19"><text:span text:style-name="T16">З</text:span><text:span text:style-name="T15">авдання:</text:span><text:span text:style-name="T13"> Напишіть програму, яка визначить кількість різних комбінацій американських монет (1 цент, 5 центів, 10 центів, 25 центів і 50 центів), які можуть скластися в задану суму.</text:span></text:p>
      <text:p text:style-name="P20"><text:span text:style-name="T13">Тобто в програму вводиться сума (в центах), програма видає кількість комбінацій розміну вказаної суми.</text:span></text:p>
      <text:p text:style-name="P20"><text:span text:style-name="T13"/></text:p>
      <text:p text:style-name="P20"><text:span text:style-name="_5f_OOoComputerSpecial"><text:span text:style-name="T10">#</text:span></text:span><text:span text:style-name="_5f_OOoComputerIdent"><text:span text:style-name="T10">include</text:span></text:span><text:span text:style-name="T10"> </text:span><text:span text:style-name="_5f_OOoComputerSpecial"><text:span text:style-name="T10">&lt;</text:span></text:span><text:span text:style-name="_5f_OOoComputerIdent"><text:span text:style-name="T10">stdio</text:span></text:span><text:span text:style-name="_5f_OOoComputerSpecial"><text:span text:style-name="T10">.</text:span></text:span><text:span text:style-name="_5f_OOoComputerIdent"><text:span text:style-name="T10">h</text:span></text:span><text:span text:style-name="_5f_OOoComputerSpecial"><text:span text:style-name="T10">&gt;</text:span></text:span></text:p>
      <text:p text:style-name="P20"><text:span text:style-name="_5f_OOoComputerSpecial"><text:span text:style-name="T10">#</text:span></text:span><text:span text:style-name="_5f_OOoComputerIdent"><text:span text:style-name="T10">include</text:span></text:span><text:span text:style-name="T10"> </text:span><text:span text:style-name="_5f_OOoComputerSpecial"><text:span text:style-name="T10">&lt;</text:span></text:span><text:span text:style-name="_5f_OOoComputerIdent"><text:span text:style-name="T10">time</text:span></text:span><text:span text:style-name="_5f_OOoComputerSpecial"><text:span text:style-name="T10">.</text:span></text:span><text:span text:style-name="_5f_OOoComputerIdent"><text:span text:style-name="T10">h</text:span></text:span><text:span text:style-name="_5f_OOoComputerSpecial"><text:span text:style-name="T10">&gt;</text:span></text:span></text:p>
      <text:p text:style-name="P15"><text:span text:style-name="T13"/></text:p>
      <text:p text:style-name="P20"><text:span text:style-name="_5f_OOoComputerKeyWord"><text:span text:style-name="T10">unsigned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int</text:span></text:span><text:span text:style-name="T10"> </text:span><text:span text:style-name="_5f_OOoComputerIdent"><text:span text:style-name="T10">count_combinations</text:span></text:span><text:span text:style-name="_5f_OOoComputerSpecial"><text:span text:style-name="T10">(</text:span></text:span><text:span text:style-name="_5f_OOoComputerKeyWord"><text:span text:style-name="T10">int</text:span></text:span><text:span text:style-name="T10"> </text:span><text:span text:style-name="_5f_OOoComputerIdent"><text:span text:style-name="T10">amount</text:span></text:span><text:span text:style-name="_5f_OOoComputerSpecial"><text:span text:style-name="T10">)</text:span></text:span><text:span text:style-name="T10"> </text:span><text:span text:style-name="_5f_OOoComputerSpecial"><text:span text:style-name="T10">{</text:span></text:span></text:p>
      <text:p text:style-name="P20"><text:span text:style-name="T10"><text:s text:c="4"/></text:span><text:span text:style-name="_5f_OOoComputerKeyWord"><text:span text:style-name="T10">unsigned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int</text:span></text:span><text:span text:style-name="T10"> </text:span><text:span text:style-name="_5f_OOoComputerIdent"><text:span text:style-name="T10">comb</text:span></text:span><text:span text:style-name="T10"> </text:span><text:span text:style-name="_5f_OOoComputerSpecial"><text:span text:style-name="T10">=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/text:p>
      <text:p text:style-name="P20"><text:span text:style-name="T10"><text:s text:c="4"/></text:span><text:span text:style-name="_5f_OOoComputerKeyWord"><text:span text:style-name="T10">for</text:span></text:span><text:span text:style-name="T10"> </text:span><text:span text:style-name="_5f_OOoComputerSpecial"><text:span text:style-name="T10">(</text:span></text:span><text:span text:style-name="_5f_OOoComputerKeyWord"><text:span text:style-name="T10">int</text:span></text:span><text:span text:style-name="T10"> </text:span><text:span text:style-name="_5f_OOoComputerIdent"><text:span text:style-name="T10">h</text:span></text:span><text:span text:style-name="T10"> </text:span><text:span text:style-name="_5f_OOoComputerSpecial"><text:span text:style-name="T10">=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text:span text:style-name="T10"> </text:span><text:span text:style-name="_5f_OOoComputerIdent"><text:span text:style-name="T10">h</text:span></text:span><text:span text:style-name="T10"> </text:span><text:span text:style-name="_5f_OOoComputerSpecial"><text:span text:style-name="T10">&lt;=</text:span></text:span><text:span text:style-name="T10"> </text:span><text:span text:style-name="_5f_OOoComputerIdent"><text:span text:style-name="T10">amount</text:span></text:span><text:span text:style-name="T10"> </text:span><text:span text:style-name="_5f_OOoComputerIdent"><text:span text:style-name="T10">/ 50</text:span></text:span><text:span text:style-name="_5f_OOoComputerSpecial"><text:span text:style-name="T10">;</text:span></text:span><text:span text:style-name="_5f_OOoComputerIdent"><text:span text:style-name="T10"> h</text:span></text:span><text:span text:style-name="_5f_OOoComputerSpecial"><text:span text:style-name="T10">++)</text:span></text:span><text:span text:style-name="_5f_OOoComputerIdent"><text:span text:style-name="T10"> </text:span></text:span></text:p>
      <text:p text:style-name="P20"><text:span text:style-name="T10"><text:s text:c="8"/></text:span><text:span text:style-name="_5f_OOoComputerKeyWord"><text:span text:style-name="T10">for</text:span></text:span><text:span text:style-name="T10"> </text:span><text:span text:style-name="_5f_OOoComputerSpecial"><text:span text:style-name="T10">(</text:span></text:span><text:span text:style-name="_5f_OOoComputerKeyWord"><text:span text:style-name="T10">int</text:span></text:span><text:span text:style-name="T10"> </text:span><text:span text:style-name="_5f_OOoComputerIdent"><text:span text:style-name="T10">q</text:span></text:span><text:span text:style-name="T10"> </text:span><text:span text:style-name="_5f_OOoComputerSpecial"><text:span text:style-name="T10">=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text:span text:style-name="T10"> </text:span><text:span text:style-name="_5f_OOoComputerIdent"><text:span text:style-name="T10">q</text:span></text:span><text:span text:style-name="T10"> </text:span><text:span text:style-name="_5f_OOoComputerSpecial"><text:span text:style-name="T10">&lt;=</text:span></text:span><text:span text:style-name="T10"> </text:span><text:span text:style-name="_5f_OOoComputerSpecial"><text:span text:style-name="T10">(</text:span></text:span><text:span text:style-name="_5f_OOoComputerIdent"><text:span text:style-name="T10">amount</text:span></text:span><text:span text:style-name="T10"> </text:span><text:span text:style-name="_5f_OOoComputerSpecial"><text:span text:style-name="T10">-</text:span></text:span><text:span text:style-name="T10"> </text:span><text:span text:style-name="_5f_OOoComputerIdent"><text:span text:style-name="T10">h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50</text:span></text:span><text:span text:style-name="_5f_OOoComputerSpecial"><text:span text:style-name="T10">)</text:span></text:span><text:span text:style-name="T10"> </text:span><text:span text:style-name="_5f_OOoComputerIdent"><text:span text:style-name="T10">/ 25</text:span></text:span><text:span text:style-name="_5f_OOoComputerSpecial"><text:span text:style-name="T10">;</text:span></text:span><text:span text:style-name="_5f_OOoComputerIdent"><text:span text:style-name="T10"> q</text:span></text:span><text:span text:style-name="_5f_OOoComputerSpecial"><text:span text:style-name="T10">++)</text:span></text:span><text:span text:style-name="_5f_OOoComputerIdent"><text:span text:style-name="T10"> </text:span></text:span></text:p>
      <text:p text:style-name="P20"><text:span text:style-name="T10"><text:s text:c="12"/></text:span><text:span text:style-name="_5f_OOoComputerKeyWord"><text:span text:style-name="T10">for</text:span></text:span><text:span text:style-name="T10"> </text:span><text:span text:style-name="_5f_OOoComputerSpecial"><text:span text:style-name="T10">(</text:span></text:span><text:span text:style-name="_5f_OOoComputerKeyWord"><text:span text:style-name="T10">int</text:span></text:span><text:span text:style-name="T10"> </text:span><text:span text:style-name="_5f_OOoComputerIdent"><text:span text:style-name="T10">t</text:span></text:span><text:span text:style-name="T10"> </text:span><text:span text:style-name="_5f_OOoComputerSpecial"><text:span text:style-name="T10">=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text:span text:style-name="T10"> </text:span><text:span text:style-name="_5f_OOoComputerIdent"><text:span text:style-name="T10">t</text:span></text:span><text:span text:style-name="T10"> </text:span><text:span text:style-name="_5f_OOoComputerSpecial"><text:span text:style-name="T10">&lt;=</text:span></text:span><text:span text:style-name="T10"> </text:span><text:span text:style-name="_5f_OOoComputerSpecial"><text:span text:style-name="T10">(</text:span></text:span><text:span text:style-name="_5f_OOoComputerIdent"><text:span text:style-name="T10">amount</text:span></text:span><text:span text:style-name="T10"> </text:span><text:span text:style-name="_5f_OOoComputerSpecial"><text:span text:style-name="T10">-</text:span></text:span><text:span text:style-name="T10"> </text:span><text:span text:style-name="_5f_OOoComputerIdent"><text:span text:style-name="T10">h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50 </text:span></text:span><text:span text:style-name="_5f_OOoComputerSpecial"><text:span text:style-name="T10">-</text:span></text:span><text:span text:style-name="T10"> </text:span><text:span text:style-name="_5f_OOoComputerIdent"><text:span text:style-name="T10">q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25</text:span></text:span><text:span text:style-name="_5f_OOoComputerSpecial"><text:span text:style-name="T10">)</text:span></text:span><text:span text:style-name="T10"> </text:span><text:span text:style-name="_5f_OOoComputerIdent"><text:span text:style-name="T10">/ 10</text:span></text:span><text:span text:style-name="_5f_OOoComputerSpecial"><text:span text:style-name="T10">;</text:span></text:span><text:span text:style-name="_5f_OOoComputerIdent"><text:span text:style-name="T10"> t</text:span></text:span><text:span text:style-name="_5f_OOoComputerSpecial"><text:span text:style-name="T10">++)</text:span></text:span><text:span text:style-name="_5f_OOoComputerIdent"><text:span text:style-name="T10"> </text:span></text:span></text:p>
      <text:p text:style-name="P20"><text:span text:style-name="T10"><text:s text:c="16"/></text:span><text:span text:style-name="_5f_OOoComputerKeyWord"><text:span text:style-name="T10">for</text:span></text:span><text:span text:style-name="T10"> </text:span><text:span text:style-name="_5f_OOoComputerSpecial"><text:span text:style-name="T10">(</text:span></text:span><text:span text:style-name="_5f_OOoComputerKeyWord"><text:span text:style-name="T10">int</text:span></text:span><text:span text:style-name="T10"> </text:span><text:span text:style-name="_5f_OOoComputerIdent"><text:span text:style-name="T10">f</text:span></text:span><text:span text:style-name="T10"> </text:span><text:span text:style-name="_5f_OOoComputerSpecial"><text:span text:style-name="T10">=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text:span text:style-name="T10"> </text:span><text:span text:style-name="_5f_OOoComputerIdent"><text:span text:style-name="T10">f</text:span></text:span><text:span text:style-name="T10"> </text:span><text:span text:style-name="_5f_OOoComputerSpecial"><text:span text:style-name="T10">&lt;=</text:span></text:span><text:span text:style-name="T10"> </text:span><text:span text:style-name="_5f_OOoComputerSpecial"><text:span text:style-name="T10">(</text:span></text:span><text:span text:style-name="_5f_OOoComputerIdent"><text:span text:style-name="T10">amount</text:span></text:span><text:span text:style-name="T10"> </text:span><text:span text:style-name="_5f_OOoComputerSpecial"><text:span text:style-name="T10">-</text:span></text:span><text:span text:style-name="T10"> </text:span><text:span text:style-name="_5f_OOoComputerIdent"><text:span text:style-name="T10">h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50</text:span></text:span><text:span text:style-name="T10"> </text:span><text:span text:style-name="_5f_OOoComputerSpecial"><text:span text:style-name="T10">-</text:span></text:span><text:span text:style-name="T10"> </text:span><text:span text:style-name="_5f_OOoComputerIdent"><text:span text:style-name="T10">q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25 </text:span></text:span><text:span text:style-name="_5f_OOoComputerSpecial"><text:span text:style-name="T10">-</text:span></text:span><text:span text:style-name="T10"> </text:span><text:span text:style-name="_5f_OOoComputerIdent"><text:span text:style-name="T10">t</text:span></text:span><text:span text:style-name="T10"> </text:span><text:span text:style-name="_5f_OOoComputerSpecial"><text:span text:style-name="T10">*</text:span></text:span><text:span text:style-name="T10"> </text:span><text:span text:style-name="_5f_OOoComputerNumber"><text:span text:style-name="T10">10</text:span></text:span><text:span text:style-name="_5f_OOoComputerSpecial"><text:span text:style-name="T10">)</text:span></text:span><text:span text:style-name="T10"> </text:span><text:span text:style-name="_5f_OOoComputerIdent"><text:span text:style-name="T10">/ 5</text:span></text:span><text:span text:style-name="_5f_OOoComputerSpecial"><text:span text:style-name="T10">;</text:span></text:span><text:span text:style-name="_5f_OOoComputerIdent"><text:span text:style-name="T10"> f</text:span></text:span><text:span text:style-name="_5f_OOoComputerSpecial"><text:span text:style-name="T10">++)</text:span></text:span><text:span text:style-name="_5f_OOoComputerIdent"><text:span text:style-name="T10"> </text:span></text:span></text:p>
      <text:p text:style-name="P20"><text:span text:style-name="T10"><text:s text:c="24"/></text:span><text:span text:style-name="_5f_OOoComputerIdent"><text:span text:style-name="T10">comb</text:span></text:span><text:span text:style-name="_5f_OOoComputerSpecial"><text:span text:style-name="T10">++;</text:span></text:span></text:p>
      <text:p text:style-name="P15"><text:span text:style-name="T13"/></text:p>
      <text:p text:style-name="P20"><text:span text:style-name="T10"><text:s text:c="4"/></text:span><text:span text:style-name="_5f_OOoComputerKeyWord"><text:span text:style-name="T10">return</text:span></text:span><text:span text:style-name="T10"> </text:span><text:span text:style-name="_5f_OOoComputerIdent"><text:span text:style-name="T10">comb</text:span></text:span><text:span text:style-name="_5f_OOoComputerSpecial"><text:span text:style-name="T10">;</text:span></text:span></text:p>
      <text:p text:style-name="P20"><text:span text:style-name="_5f_OOoComputerSpecial"><text:span text:style-name="T10">}</text:span></text:span></text:p>
      <text:p text:style-name="P15"><text:span text:style-name="T13"/></text:p>
      <text:p text:style-name="P20"><text:span text:style-name="_5f_OOoComputerKeyWord"><text:span text:style-name="T10">int</text:span></text:span><text:span text:style-name="T10"> </text:span><text:span text:style-name="_5f_OOoComputerIdent"><text:span text:style-name="T10">main</text:span></text:span><text:span text:style-name="_5f_OOoComputerSpecial"><text:span text:style-name="T10">()</text:span></text:span><text:span text:style-name="T10"> </text:span><text:span text:style-name="_5f_OOoComputerSpecial"><text:span text:style-name="T10">{</text:span></text:span></text:p>
      <text:p text:style-name="P20"><text:span text:style-name="T10"><text:s text:c="4"/></text:span><text:span text:style-name="_5f_OOoComputerKeyWord"><text:span text:style-name="T10">int</text:span></text:span><text:span text:style-name="T10"> </text:span><text:span text:style-name="_5f_OOoComputerIdent"><text:span text:style-name="T10">amount</text:span></text:span><text:span text:style-name="_5f_OOoComputerSpecial"><text:span text:style-name="T10">;</text:span></text:span></text:p>
      <text:p text:style-name="P20"><text:span text:style-name="T10"><text:s text:c="4"/></text:span><text:span text:style-name="_5f_OOoComputerIdent"><text:span text:style-name="T10">printf</text:span></text:span><text:span text:style-name="_5f_OOoComputerSpecial"><text:span text:style-name="T10">(</text:span></text:span><text:span text:style-name="_5f_OOoComputerLiteral"><text:span text:style-name="T10">"Enter amount in cents: "</text:span></text:span><text:span text:style-name="_5f_OOoComputerSpecial"><text:span text:style-name="T10">);</text:span></text:span></text:p>
      <text:p text:style-name="P20"><text:span text:style-name="T10"><text:s text:c="4"/></text:span><text:span text:style-name="_5f_OOoComputerIdent"><text:span text:style-name="T10">scanf</text:span></text:span><text:span text:style-name="_5f_OOoComputerSpecial"><text:span text:style-name="T10">(</text:span></text:span><text:span text:style-name="_5f_OOoComputerLiteral"><text:span text:style-name="T10">"%d"</text:span></text:span><text:span text:style-name="_5f_OOoComputerSpecial"><text:span text:style-name="T10">,</text:span></text:span><text:span text:style-name="T10"> </text:span><text:span text:style-name="_5f_OOoComputerSpecial"><text:span text:style-name="T10">&amp;</text:span></text:span><text:span text:style-name="_5f_OOoComputerIdent"><text:span text:style-name="T10">amount</text:span></text:span><text:span text:style-name="_5f_OOoComputerSpecial"><text:span text:style-name="T10">);</text:span></text:span></text:p>
      <text:p text:style-name="P20"><text:span text:style-name="T10"><text:s text:c="4"/></text:span><text:span text:style-name="_5f_OOoComputerKeyWord"><text:span text:style-name="T10">if</text:span></text:span><text:span text:style-name="T10"> </text:span><text:span text:style-name="_5f_OOoComputerSpecial"><text:span text:style-name="T10">(</text:span></text:span><text:span text:style-name="_5f_OOoComputerIdent"><text:span text:style-name="T10">amount</text:span></text:span><text:span text:style-name="T10"> </text:span><text:span text:style-name="_5f_OOoComputerSpecial"><text:span text:style-name="T10">&lt;</text:span></text:span><text:span text:style-name="T10"> </text:span><text:span text:style-name="_5f_OOoComputerNumber"><text:span text:style-name="T10">1</text:span></text:span><text:span text:style-name="_5f_OOoComputerSpecial"><text:span text:style-name="T10">)</text:span></text:span><text:span text:style-name="T10"> </text:span><text:span text:style-name="_5f_OOoComputerKeyWord"><text:span text:style-name="T10">return</text:span></text:span><text:span text:style-name="T10"> </text:span><text:span text:style-name="_5f_OOoComputerIdent"><text:span text:style-name="T10">printf</text:span></text:span><text:span text:style-name="_5f_OOoComputerSpecial"><text:span text:style-name="T10">(</text:span></text:span><text:span text:style-name="_5f_OOoComputerLiteral"><text:span text:style-name="T10">"Amount must be greater than 0\n"</text:span></text:span><text:span text:style-name="_5f_OOoComputerSpecial"><text:span text:style-name="T10">);</text:span></text:span></text:p>
      <text:p text:style-name="P15"><text:span text:style-name="T13"/></text:p>
      <text:p text:style-name="P20"><text:span text:style-name="T10"><text:s text:c="4"/></text:span><text:span text:style-name="_5f_OOoComputerIdent"><text:span text:style-name="T10">clock_t</text:span></text:span><text:span text:style-name="T10"> </text:span><text:span text:style-name="_5f_OOoComputerIdent"><text:span text:style-name="T10">start</text:span></text:span><text:span text:style-name="T10"> </text:span><text:span text:style-name="_5f_OOoComputerSpecial"><text:span text:style-name="T10">=</text:span></text:span><text:span text:style-name="T10"> </text:span><text:span text:style-name="_5f_OOoComputerIdent"><text:span text:style-name="T10">clock</text:span></text:span><text:span text:style-name="_5f_OOoComputerSpecial"><text:span text:style-name="T10">();</text:span></text:span></text:p>
      <text:p text:style-name="P20"><text:span text:style-name="T10"><text:s text:c="4"/></text:span><text:span text:style-name="_5f_OOoComputerKeyWord"><text:span text:style-name="T10">unsigned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long</text:span></text:span><text:span text:style-name="T10"> </text:span><text:span text:style-name="_5f_OOoComputerKeyWord"><text:span text:style-name="T10">int</text:span></text:span><text:span text:style-name="T10"> </text:span><text:span text:style-name="_5f_OOoComputerIdent"><text:span text:style-name="T10">combinations</text:span></text:span><text:span text:style-name="T10"> </text:span><text:span text:style-name="_5f_OOoComputerSpecial"><text:span text:style-name="T10">=</text:span></text:span><text:span text:style-name="T10"> </text:span><text:span text:style-name="_5f_OOoComputerIdent"><text:span text:style-name="T10">count_combinations</text:span></text:span><text:span text:style-name="_5f_OOoComputerSpecial"><text:span text:style-name="T10">(</text:span></text:span><text:span text:style-name="_5f_OOoComputerIdent"><text:span text:style-name="T10">amount</text:span></text:span><text:span text:style-name="_5f_OOoComputerSpecial"><text:span text:style-name="T10">);</text:span></text:span></text:p>
      <text:p text:style-name="P20"><text:span text:style-name="T10"><text:s text:c="4"/></text:span><text:span text:style-name="_5f_OOoComputerIdent"><text:span text:style-name="T10">clock_t</text:span></text:span><text:span text:style-name="T10"> </text:span><text:span text:style-name="_5f_OOoComputerKeyWord"><text:span text:style-name="T10">end</text:span></text:span><text:span text:style-name="T10"> </text:span><text:span text:style-name="_5f_OOoComputerSpecial"><text:span text:style-name="T10">=</text:span></text:span><text:span text:style-name="T10"> </text:span><text:span text:style-name="_5f_OOoComputerIdent"><text:span text:style-name="T10">clock</text:span></text:span><text:span text:style-name="_5f_OOoComputerSpecial"><text:span text:style-name="T10">();</text:span></text:span></text:p>
      <text:p text:style-name="P15"><text:span text:style-name="T13"><text:s text:c="4"/></text:span></text:p>
      <text:p text:style-name="P20"><text:span text:style-name="T10"><text:s text:c="4"/></text:span><text:span text:style-name="_5f_OOoComputerKeyWord"><text:span text:style-name="T10">double</text:span></text:span><text:span text:style-name="T10"> </text:span><text:span text:style-name="_5f_OOoComputerIdent"><text:span text:style-name="T10">time_spent</text:span></text:span><text:span text:style-name="T10"> </text:span><text:span text:style-name="_5f_OOoComputerSpecial"><text:span text:style-name="T10">=</text:span></text:span><text:span text:style-name="T10"> </text:span><text:span text:style-name="_5f_OOoComputerSpecial"><text:span text:style-name="T10">(</text:span></text:span><text:span text:style-name="_5f_OOoComputerKeyWord"><text:span text:style-name="T10">double</text:span></text:span><text:span text:style-name="_5f_OOoComputerSpecial"><text:span text:style-name="T10">)(</text:span></text:span><text:span text:style-name="_5f_OOoComputerKeyWord"><text:span text:style-name="T10">end</text:span></text:span><text:span text:style-name="T10"> </text:span><text:span text:style-name="_5f_OOoComputerSpecial"><text:span text:style-name="T10">-</text:span></text:span><text:span text:style-name="T10"> </text:span><text:span text:style-name="_5f_OOoComputerIdent"><text:span text:style-name="T10">start</text:span></text:span><text:span text:style-name="_5f_OOoComputerSpecial"><text:span text:style-name="T10">)</text:span></text:span><text:span text:style-name="T10"> </text:span><text:span text:style-name="_5f_OOoComputerIdent"><text:span text:style-name="T10">/ CLOCKS_PER_SEC</text:span></text:span><text:span text:style-name="_5f_OOoComputerSpecial"><text:span text:style-name="T10">;</text:span></text:span></text:p>
      <text:p text:style-name="P15"><text:span text:style-name="T13"/></text:p>
      <text:p text:style-name="P20"><text:span text:style-name="T10"><text:s text:c="4"/></text:span><text:span text:style-name="_5f_OOoComputerIdent"><text:span text:style-name="T10">printf</text:span></text:span><text:span text:style-name="_5f_OOoComputerSpecial"><text:span text:style-name="T10">(</text:span></text:span><text:span text:style-name="_5f_OOoComputerLiteral"><text:span text:style-name="T10">"Combination amount: %llu\n"</text:span></text:span><text:span text:style-name="_5f_OOoComputerSpecial"><text:span text:style-name="T10">,</text:span></text:span><text:span text:style-name="T10"> </text:span><text:span text:style-name="_5f_OOoComputerIdent"><text:span text:style-name="T10">combinations</text:span></text:span><text:span text:style-name="_5f_OOoComputerSpecial"><text:span text:style-name="T10">);</text:span></text:span></text:p>
      <text:p text:style-name="P20"><text:span text:style-name="T10"><text:s text:c="4"/></text:span><text:span text:style-name="_5f_OOoComputerIdent"><text:span text:style-name="T10">printf</text:span></text:span><text:span text:style-name="_5f_OOoComputerSpecial"><text:span text:style-name="T10">(</text:span></text:span><text:span text:style-name="_5f_OOoComputerLiteral"><text:span text:style-name="T10">"Clock: %.2fs\n"</text:span></text:span><text:span text:style-name="_5f_OOoComputerSpecial"><text:span text:style-name="T10">,</text:span></text:span><text:span text:style-name="T10"> </text:span><text:span text:style-name="_5f_OOoComputerIdent"><text:span text:style-name="T10">time_spent</text:span></text:span><text:span text:style-name="_5f_OOoComputerSpecial"><text:span text:style-name="T10">);</text:span></text:span></text:p>
      <text:p text:style-name="P15"><text:span text:style-name="T13"/></text:p>
      <text:p text:style-name="P20"><text:span text:style-name="T10"><text:s text:c="4"/></text:span><text:span text:style-name="_5f_OOoComputerKeyWord"><text:span text:style-name="T10">return</text:span></text:span><text:span text:style-name="T10"> </text:span><text:span text:style-name="_5f_OOoComputerNumber"><text:span text:style-name="T10">0</text:span></text:span><text:span text:style-name="_5f_OOoComputerSpecial"><text:span text:style-name="T10">;</text:span></text:span></text:p>
      <text:p text:style-name="P20"><text:span text:style-name="_5f_OOoComputerSpecial"><text:span text:style-name="T10">}</text:span></text:span></text:p>
      <text:p text:style-name="P20"><text:span text:style-name="_5f_OOoComputerSpecial"><text:span text:style-name="T10"/></text:span></text:p>
      <text:p text:style-name="P21"><text:span text:style-name="_5f_OOoComputerSpecial"><text:span text:style-name="T20">Лістинг</text:span></text:span></text:p>
      <text:p text:style-name="P21"><text:span text:style-name="_5f_OOoComputerSpecial"><text:span text:style-name="T20"/></text:span></text:p>
      <text:p text:style-name="P10"><text:span text:style-name="T21">bouncytorch@AORUS</text:span>:<text:span text:style-name="T22">~/Repos/homework-c/pr2</text:span>$ ./a.out <text:s text:c="85"/></text:p>
      <text:p text:style-name="P11">Enter amount in cents: 0 <text:s text:c="110"/></text:p>
      <text:p text:style-name="P11">Amount must be greater than 0 <text:s text:c="105"/></text:p>
      <text:p text:style-name="P12"><text:span text:style-name="T21">bouncytorch@AORUS</text:span>:<text:span text:style-name="T22">~/Repos/homework-c/pr2</text:span>$ ./a.out <text:s text:c="85"/></text:p>
      <text:p text:style-name="P11">Enter amount in cents: 17000 <text:s text:c="106"/></text:p>
      <text:p text:style-name="P11">Combination amount: 56305275851 <text:s text:c="103"/></text:p>
      <text:p text:style-name="P13">Clock: 59.86s</text:p>
      <text:p text:style-name="P21">Результат виконанн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buntu Mono" svg:font-family="'Ubuntu Mono'" style:font-pitch="fixed"/>
    <style:font-face style:name="Ubuntu Mono1" svg:font-family="'Ubuntu Mono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8pt" fo:language="uk" fo:country="UA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 fo:hyphenate="fals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1354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6354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1354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6354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1354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6354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1354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635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135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354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354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354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35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3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text-indent="0in" style:auto-text-indent="false">
        <style:tab-stops>
          <style:tab-stop style:position="4.75in"/>
        </style:tab-stops>
      </style:paragraph-properties>
    </style:style>
    <style:style style:name="MP3" style:family="paragraph" style:parent-style-name="Standard">
      <style:paragraph-properties fo:text-align="center" style:justify-single-word="false"/>
      <style:text-properties officeooo:paragraph-rsid="00159d27"/>
    </style:style>
    <style:style style:name="MT1" style:family="text">
      <style:text-properties fo:language="uk" fo:country="UA"/>
    </style:style>
    <style:style style:name="MT2" style:family="text">
      <style:text-properties officeooo:rsid="001f1c96"/>
    </style:style>
    <style:style style:name="MT3" style:family="text">
      <style:text-properties fo:font-size="14pt" fo:language="uk" fo:country="UA" style:font-size-asian="14pt" style:font-size-complex="14pt"/>
    </style:style>
    <style:style style:name="MT4" style:family="text">
      <style:text-properties fo:font-size="14pt" fo:language="en" fo:country="US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  <text:p text:style-name="Header"/>
      </style:header>
      <style:header-first>
        <text:p text:style-name="Header"/>
      </style:header-first>
      <style:footer>
        <text:p text:style-name="MP2" loext:marker-style-name="MT1"><text:span text:style-name="MT1">Практична робота</text:span> №<text:span text:style-name="MT2">2</text:span><text:tab/><text:span text:style-name="MT2">Скрипняк Т.А.</text:span></text:p>
      </style:footer>
      <style:footer-first>
        <text:p text:style-name="MP3"><text:span text:style-name="MT3">Харків – 202</text:span><text:span text:style-name="MT4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Д</dc:title>
    <meta:initial-creator>Кирилл Коробчинский</meta:initial-creator>
    <meta:editing-cycles>11</meta:editing-cycles>
    <meta:creation-date>2023-09-02T09:09:00</meta:creation-date>
    <dc:date>2024-09-26T15:11:14.312605720</dc:date>
    <meta:editing-duration>PT1H51M11S</meta:editing-duration>
    <meta:generator>LibreOffice/24.2.5.2$Linux_X86_64 LibreOffice_project/420$Build-2</meta:generator>
    <meta:document-statistic meta:table-count="0" meta:image-count="0" meta:object-count="0" meta:page-count="2" meta:paragraph-count="48" meta:word-count="261" meta:character-count="2369" meta:non-whitespace-character-count="1428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